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9772in"/>
    </style:style>
    <style:style style:name="co4" style:family="table-column">
      <style:table-column-properties fo:break-before="auto" style:column-width="3.8547in"/>
    </style:style>
    <style:style style:name="co5" style:family="table-column">
      <style:table-column-properties fo:break-before="auto" style:column-width="2.4252in"/>
    </style:style>
    <style:style style:name="co6" style:family="table-column">
      <style:table-column-properties fo:break-before="auto" style:column-width="5.1043in"/>
    </style:style>
    <style:style style:name="ro1" style:family="table-row">
      <style:table-row-properties style:row-height="0.2016in" fo:break-before="auto" style:use-optimal-row-height="true"/>
    </style:style>
    <style:style style:name="ta2" style:family="table" style:master-page-name="PageStyle_5f_ddiKEGG">
      <style:table-properties table:display="true" style:writing-mode="lr-tb"/>
    </style:style>
    <style:style style:name="ta3" style:family="table" style:master-page-name="PageStyle_5f_ArcKEGG">
      <style:table-properties table:display="true" style:writing-mode="lr-tb"/>
    </style:style>
    <style:style style:name="ce1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KEGG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3" table:default-cell-style-name="Default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Table S3: BlastKOALA results of KEGG pathways in <text:span text:style-name="T1">Arcella intermedia</text:span> transcriptome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thway Reconstruction Resul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tabolism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01100 Metabolic pathways </text:p>
          </table:table-cell>
          <table:table-cell office:value-type="float" office:value="534">
            <text:p>5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10 Biosynthesis of secondary metabolites 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20 Microbial metabolism in diverse environments 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30 Biosynthesis of antibiotics </text:p>
          </table:table-cell>
          <table:table-cell office:value-type="float" office:value="144">
            <text:p>1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00 Carbon metabolism 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10 2-Oxocarboxylic acid metabolism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12 Fatty acid metabolism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30 Biosynthesis of amino acids 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20 Degradation of aromatic compound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arbohydrate metabolism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00010 Glycolysis / Gluconeogenesis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00020 Citrate cycle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0 Pentose phosphate pathway 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0 Pentose and glucuronate interconversions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1 Fructose and mannose metabolism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2 Galactose metabolism 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3 Ascorbate and aldarate metabolism 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00 Starch and sucrose metabolism 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20 Amino sugar and nucleotide sugar metabolism 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20 Pyruvate metabolism 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30 Glyoxylate and dicarboxylate metabolism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40 Propanoate metabolism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0 Butanoate metabolism 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0 C5-Branched dibasic acid metabolism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562 Inositol phosphate metabolism 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nergy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190 Oxidative phosphorylation 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10 Carbon fixation in photosynthetic organisms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20 Carbon fixation pathways in prokaryotes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80 Methane metabolism 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0 Nitrogen metabolism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920 Sulfur metabolism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pid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061 Fatty acid biosynthesis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2 Fatty acid elongation 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1 Fatty acid degradation 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2 Synthesis and degradation of ketone bodies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3 Cutin, suberine and wax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0 Steroid biosynthesis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0 Primary bile acid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0 Steroid hormone biosynthesis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61 Glycerolipid metabolism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64 Glycerophospholipid metabolism 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65 Ether lipid metabolism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00 Sphingolipid metabolism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90 Arachidonic acid metabolism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91 Linoleic acid metabolism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92 alpha-Linolenic acid metabolism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1040 Biosynthesis of unsaturated fatty acids 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ucleotide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230 Purine metabolism 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240 Pyrimidine metabolism 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mino acid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250 Alanine, aspartate and glutamate metabolism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0 Glycine, serine and threonine metabolism 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0 Cysteine and methionine metabolism 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0 Valine, leucine and isoleucine degradation 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0 Valine, leucine and isoleucine biosynthesis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0 Lysine biosynthesis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0 Lysine degradation 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0 Arginine biosynthesis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0 Arginine and proline metabolism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0 Histidine metabolism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0 Tyrosine metabolism 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0 Phenylalanine metabolism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0 Tryptophan metabolism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400 Phenylalanine, tyrosine and tryptophan biosynthesis 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etabolism of other amino acid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410 beta-Alanine metabolism 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0 Taurine and hypotaurine metabolism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0 Phosphonate and phosphinate metabolism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0 Selenocompound metabolism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60 Cyanoamino acid metabolism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1 D-Glutamine and D-glutamate metabolism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2 D-Arginine and D-ornithine metabolism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480 Glutathione metabolism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ycan biosynthesis and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510 N-Glycan biosynthesis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13 Various types of N-glycan biosynthesis 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15 Mannose type O-glycan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14 Other types of O-glycan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31 Glycosaminoglycan degradation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63 Glycosylphosphatidylinositol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03 Glycosphingolipid biosynthesis - globo and isoglobo serie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04 Glycosphingolipid biosynthesis - ganglio serie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511 Other glycan degradation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etabolism of cofactors and vitami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730 Thiamine metabolism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40 Riboflavin metabolism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50 Vitamin B6 metabolism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60 Nicotinate and nicotinamide metabolism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70 Pantothenate and CoA biosynthesis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80 Biotin metabolism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85 Lipoic acid metabolism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0 Folate biosynthesis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70 One carbon pool by folate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30 Retinol metabolism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60 Porphyrin and chlorophyll metabolism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130 Ubiquinone and other terpenoid-quinone biosynthesis 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etabolism of terpenoids and polyketid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900 Terpenoid backbone biosynthesis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9 Sesquiterpenoid and triterpenoid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1 Insect hormone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8 Zeat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3 Limonene and pinene degradation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1 Geraniol degradation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51 Biosynthesis of ansamycin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523 Polyketide sugar unit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iosynthesis of other secondary metaboli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940 Phenylpropanoid biosynthesi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4 Flavone and flavonol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0 Isoquinoline alkaloid biosynthesis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60 Tropane, piperidine and pyridine alkaloid biosynthesi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2 Caffeine metabolism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65 Betala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1 Penicillin and cephalospor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1 Monobactam biosynthesi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21 Streptomycin biosynthesis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24 Neomycin, kanamycin and gentamic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5 Phenazine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3 Prodigiosin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254 Aflatoxin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Xenobiotics biodegradation and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362 Benzoate degradation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27 Aminobenzoate degradation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4 Fluorobenzoate degradation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25 Chloroalkane and chloroalkene degradation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43 Styrene degradation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0 Caprolactam degradation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26 Naphthalene degradation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0 Metabolism of xenobiotics by cytochrome P450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2 Drug metabolism - cytochrome P450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983 Drug metabolism - other enzymes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enetic Information Process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cription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03020 RNA polymerase 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22 Basal transcription factors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040 Spliceosome 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ransla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3010 Ribosome 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70 Aminoacyl-tRNA biosynthesis 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3 RNA transport 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5 mRNA surveillance pathway 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008 Ribosome biogenesis in eukaryotes 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Folding, sorting and degrada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3060 Protein export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1 Protein processing in endoplasmic reticulum 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30 SNARE interactions in vesicular transport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20 Ubiquitin mediated proteolysis 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22 Sulfur relay system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0 Proteasome 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018 RNA degradation 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Replication and repai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3030 DNA replication 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10 Base excision repair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20 Nucleotide excision repair 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30 Mismatch repair 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40 Homologous recombination 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50 Non-homologous end-joining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460 Fanconi anemia pathway 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Environmental Information Process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mbrane transport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02010 ABC transporters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070 Bacterial secretion system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Signal transduc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2020 Two-component system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4 Ras signaling pathway 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5 Rap1 signaling pathway 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0 MAPK signaling pathway 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3 MAPK signaling pathway - fly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6 MAPK signaling pathway - plant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1 MAPK signaling pathway - yeast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2 ErbB signaling pathway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10 Wnt signaling pathway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30 Notch signaling pathway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40 Hedgehog signaling pathway 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41 Hedgehog signaling pathway - fly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50 TGF-beta signaling pathway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90 Hippo signaling pathway 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91 Hippo signaling pathway - fly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92 Hippo signaling pathway - multiple species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70 VEGF signaling pathway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71 Apelin signaling pathway 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630 JAK-STAT signaling pathway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64 NF-kappa B signaling pathway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668 TNF signaling pathway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66 HIF-1 signaling pathway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68 FoxO signaling pathway 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20 Calcium signaling pathway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70 Phosphatidylinositol signaling system 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72 Phospholipase D signaling pathway 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71 Sphingolipid signaling pathway 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24 cAMP signaling pathway 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22 cGMP-PKG signaling pathway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51 PI3K-Akt signaling pathway 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52 AMPK signaling pathway 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50 mTOR signaling pathway 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075 Plant hormone signal transduction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Signaling molecules and interac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4080 Neuroactive ligand-receptor interaction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60 Cytokine-cytokine receptor interaction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512 ECM-receptor interaction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ular Process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port and catabolism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04144 Endocytosis 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5 Phagosome 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2 Lysosome 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6 Peroxisome 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0 Autophagy - animal 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38 Autophagy - yeast 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36 Autophagy - other 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37 Mitophagy - animal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139 Mitophagy - yeast 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 growth and death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4110 Cell cycle 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11 Cell cycle - yeast 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13 Meiosis - yeast 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14 Oocyte meiosis 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0 Apoptosis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4 Apoptosis - fly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5 Apoptosis - multiple specie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6 Ferroptosis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7 Necroptosis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15 p53 signaling pathway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218 Cellular senescence 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ular community - eukaryo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4510 Focal adhesion 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520 Adherens junction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530 Tight junction 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540 Gap junction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550 Signaling pathways regulating pluripotency of stem cells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ular community - prokaryo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2024 Quorum sensing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025 Biofilm formation - Pseudomonas aeruginosa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2026 Biofilm formation - Escherichia coli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 motility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>
            <text:p>04810 Regulation of actin cytoskeleton 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iKEGG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Table S3: BlastKOALA results of KEGG pathways in <text:span text:style-name="T1">Dictyostelium discoideum</text:span> database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lobal and overview map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>
            <text:p>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1100 Metabolic pathways </text:p>
          </table:table-cell>
          <table:table-cell office:value-type="float" office:value="518">
            <text:p>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10 Biosynthesis of secondary metabolites 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20 Microbial metabolism in diverse environments 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30 Biosynthesis of antibiotics </text:p>
          </table:table-cell>
          <table:table-cell office:value-type="float" office:value="144">
            <text:p>1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00 Carbon metabolism 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10 2-Oxocarboxylic acid metabolism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12 Fatty acid metabolism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30 Biosynthesis of amino acids 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1220 Degradation of aromatic compound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arbohydrate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010 Glycolysis / Gluconeogenesis 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00020 Citrate cycle 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0 Pentose phosphate pathway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0 Pentose and glucuronate interconversions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1 Fructose and mannose metabolism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2 Galactose metabolism 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3 Ascorbate and aldarate metabolism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00 Starch and sucrose metabolism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20 Amino sugar and nucleotide sugar metabolism 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20 Pyruvate metabolism 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30 Glyoxylate and dicarboxylate metabolism 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40 Propanoate metabolism 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0 Butanoate metabolism 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562 Inositol phosphate metabolism 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Energy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190 Oxidative phosphorylation 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10 Carbon fixation in photosynthetic organisms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20 Carbon fixation pathways in prokaryotes 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80 Methane metabolism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0 Nitrogen metabolism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920 Sulfur metabolism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Lipid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061 Fatty acid biosynthesis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2 Fatty acid elongation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1 Fatty acid degradation 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2 Synthesis and degradation of ketone bodies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0 Steroid biosynthesis 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0 Primary bile acid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0 Steroid hormone biosynthesis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61 Glycerolipid metabolism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64 Glycerophospholipid metabolism 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65 Ether lipid metabolism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00 Sphingolipid metabolism 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90 Arachidonic acid metabolism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91 Linoleic acid metabolism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92 alpha-Linolenic acid metabolism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1040 Biosynthesis of unsaturated fatty acids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Nucleotide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230 Purine metabolism 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240 Pyrimidine metabolism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Amino acid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250 Alanine, aspartate and glutamate metabolism 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0 Glycine, serine and threonine metabolism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0 Cysteine and methionine metabolism 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0 Valine, leucine and isoleucine degradation 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0 Valine, leucine and isoleucine biosynthesi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0 Lysine biosynthesis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0 Lysine degradation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0 Arginine biosynthesis 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0 Arginine and proline metabolism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0 Histidine metabolism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0 Tyrosine metabolism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0 Phenylalanine metabolism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0 Tryptophan metabolism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400 Phenylalanine, tyrosine and tryptophan biosynthesis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Metabolism of other amino acid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410 beta-Alanine metabolism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0 Taurine and hypotaurine metabolism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0 Phosphonate and phosphinate metabolism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0 Selenocompound metabolism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60 Cyanoamino acid metabolism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1 D-Glutamine and D-glutamate metabolism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480 Glutathione metabolism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Glycan biosynthesis and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510 N-Glycan biosynthesis 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13 Various types of N-glycan biosynthesis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15 Mannose type O-glycan biosynthesi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14 Other types of O-glyca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32 Glycosaminoglycan biosynthesis - chondroitin sulfate / dermatan sulfate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31 Glycosaminoglycan degradation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63 Glycosylphosphatidylinositol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03 Glycosphingolipid biosynthesis - globo and isoglobo serie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04 Glycosphingolipid biosynthesis - ganglio serie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50 Peptidoglyca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511 Other glycan degradation 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Metabolism of cofactors and vitami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730 Thiamine metabolism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40 Riboflavin metabolism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50 Vitamin B6 metabolism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60 Nicotinate and nicotinamide metabolism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70 Pantothenate and CoA biosynthesis 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80 Biotin metabolism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85 Lipoic acid metabolism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0 Folate biosynthesis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70 One carbon pool by folate 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30 Retinol metabolism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60 Porphyrin and chlorophyll metabolism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130 Ubiquinone and other terpenoid-quinone biosynthesis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Metabolism of terpenoids and polyketid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900 Terpenoid backbone biosynthesis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9 Sesquiterpenoid and triterpenoid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1 Insect hormone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8 Zeat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3 Limonene and pinene degradation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1 Geraniol degradation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51 Biosynthesis of ansamycin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23 Polyketide sugar unit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1055 Biosynthesis of vancomycin group antibiotic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Biosynthesis of other secondary metaboli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940 Phenylpropanoid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0 Isoquinoline alkaloid biosynthesis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60 Tropane, piperidine and pyridine alkaloid biosynthesi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2 Caffeine metabolism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65 Betala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1 Monobactam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21 Streptomycin biosynthesis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24 Neomycin, kanamycin and gentamic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525 Acarbose and validamyc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1 Novobioc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3 Prodigiosin biosynthesis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4 Aflatoxin biosynthesis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999 Biosynthesis of secondary metabolites - unclassified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Xenobiotics biodegradation and metabolis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0362 Benzoate degradation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27 Aminobenzoate degradation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4 Fluorobenzoate degradation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25 Chloroalkane and chloroalkene degradation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1 Chlorocyclohexane and chlorobenzene degradation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23 Toluene degradation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43 Styrene degradation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0 Caprolactam degradation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26 Naphthalene degradation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0 Metabolism of xenobiotics by cytochrome P450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2 Drug metabolism - cytochrome P450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0983 Drug metabolism - other enzymes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Genetic Information Process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cription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03020 RNA polymerase 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22 Basal transcription factors 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040 Spliceosome 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Transla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3010 Ribosome 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70 Aminoacyl-tRNA biosynthesis 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3 RNA transport 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5 mRNA surveillance pathway 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008 Ribosome biogenesis in eukaryotes 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Folding, sorting and degrada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3060 Protein export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1 Protein processing in endoplasmic reticulum 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30 SNARE interactions in vesicular transport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20 Ubiquitin mediated proteolysis 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22 Sulfur relay system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0 Proteasome 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018 RNA degradation 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Replication and repai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3030 DNA replication 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10 Base excision repair 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20 Nucleotide excision repair 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30 Mismatch repair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40 Homologous recombination 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50 Non-homologous end-joining 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460 Fanconi anemia pathway 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<text:s/>Environmental Information Processing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embrane transpo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02010 ABC transporters 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3070 Bacterial secretion system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Signal transduc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2020 Two-component system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4 Ras signaling pathway 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5 Rap1 signaling pathway 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0 MAPK signaling pathway 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3 MAPK signaling pathway - fly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6 MAPK signaling pathway - plant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1 MAPK signaling pathway - yeast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12 ErbB signaling pathway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10 Wnt signaling pathway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30 Notch signaling pathway 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40 Hedgehog signaling pathway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41 Hedgehog signaling pathway - fly 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50 TGF-beta signaling pathway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90 Hippo signaling pathway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91 Hippo signaling pathway - fly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92 Hippo signaling pathway - multiple species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70 VEGF signaling pathway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71 Apelin signaling pathway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630 JAK-STAT signaling pathway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64 NF-kappa B signaling pathway 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668 TNF signaling pathway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66 HIF-1 signaling pathway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68 FoxO signaling pathway 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20 Calcium signaling pathway 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70 Phosphatidylinositol signaling system 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72 Phospholipase D signaling pathway 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71 Sphingolipid signaling pathway 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24 cAMP signaling pathway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022 cGMP-PKG signaling pathway 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51 PI3K-Akt signaling pathway 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52 AMPK signaling pathway 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50 mTOR signaling pathway 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075 Plant hormone signal transduction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Signaling molecules and interac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4080 Neuroactive ligand-receptor interaction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512 ECM-receptor interaction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ular Process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port and catabolism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04144 Endocytosis 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5 Phagosome 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2 Lysosome 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6 Peroxisome 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40 Autophagy - animal 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38 Autophagy - yeast 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36 Autophagy - other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37 Mitophagy - animal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139 Mitophagy - yeast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 growth and death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4110 Cell cycle 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11 Cell cycle - yeast 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12 Cell cycle - Caulobacter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13 Meiosis - yeast 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14 Oocyte meiosis 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0 Apoptosis 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4 Apoptosis - fly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5 Apoptosis - multiple species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6 Ferroptosis 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17 Necroptosis 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15 p53 signaling pathway 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218 Cellular senescence 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ular community - eukaryo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4510 Focal adhesion 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520 Adherens junction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530 Tight junction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540 Gap junction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4550 Signaling pathways regulating pluripotency of stem cells 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ular community - prokaryo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02024 Quorum sensing 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02026 Biofilm formation - Escherichia coli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/>Cell motility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>
            <text:p>04810 Regulation of actin cytoskeleton 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9/23/2019</text:date>, <text:time>15:26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KEGG" style:display-name="PageStyle_ArcKEG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diKEGG" style:display-name="PageStyle_ddiKEG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3T15:26:33</dc:date>
    <dc:creator>Giulia Ribeiro</dc:creator>
    <meta:generator>OpenOffice/4.1.5$Unix OpenOffice.org_project/415m1$Build-9789</meta:generator>
    <meta:editing-duration>PT18M28S</meta:editing-duration>
    <meta:editing-cycles>2</meta:editing-cycles>
    <meta:document-statistic meta:table-count="2" meta:cell-count="906" meta:object-count="0"/>
  </office:meta>
</office:document-meta>
</file>